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dex Sans Text" svg:font-family="'Yandex Sans Text', Arial, Helvetica, 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1b477c" officeooo:paragraph-rsid="001b477c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font-weight="normal" officeooo:rsid="001b477c" officeooo:paragraph-rsid="001b477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font-weight="normal" officeooo:paragraph-rsid="001b477c"/>
    </style:style>
    <style:style style:name="P4" style:family="paragraph" style:parent-style-name="Standard">
      <style:paragraph-properties fo:line-height="100%" fo:text-align="center" style:justify-single-word="false"/>
      <style:text-properties officeooo:paragraph-rsid="001b477c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1b477c"/>
    </style:style>
    <style:style style:name="P6" style:family="paragraph" style:parent-style-name="Standard">
      <style:paragraph-properties fo:line-height="100%" fo:text-align="start" style:justify-single-word="false"/>
      <style:text-properties officeooo:rsid="001d2b2e" officeooo:paragraph-rsid="001d2b2e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officeooo:rsid="001d2b2e" officeooo:paragraph-rsid="001d2b2e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officeooo:rsid="001d97ef" officeooo:paragraph-rsid="001d97e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fo:letter-spacing="normal" fo:font-style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b477c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d2b2e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d9725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d97ef" style:font-size-asian="12pt" style:font-weight-asian="normal" style:font-size-complex="12pt" style:font-weight-complex="normal"/>
    </style:style>
    <style:style style:name="T8" style:family="text">
      <style:text-properties officeooo:rsid="001b477c" style:font-size-asian="10.5pt" style:font-weight-asian="normal" style:font-size-complex="12pt" style:font-weight-complex="normal"/>
    </style:style>
    <style:style style:name="T9" style:family="text">
      <style:text-properties officeooo:rsid="001d972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НИЕ ИГРЫ НА ЯЗЫКЕ PYTHON ПРИ ПОМОЩИ БИБЛИОТЕКИ PYGAME</text:p>
      <text:p text:style-name="P1"/>
      <text:p text:style-name="P2"><text:span text:style-name="T1">Ворчук Олег Сергеевич</text:span>, Комов Кирилл Дмитриевич</text:p>
      <text:p text:style-name="P2"/>
      <text:p text:style-name="P2">Руководитель работы: Шишкова Нелл<text:span text:style-name="T9">и</text:span> Антоновна</text:p>
      <text:p text:style-name="P2"/>
      <text:p text:style-name="P3"><text:span text:style-name="T8">ГБОУ Гимназия №1576, 127299, </text:span><text:span text:style-name="T2">Большая Академическая улица, 22А</text:span></text:p>
      <text:p text:style-name="P4"><text:span text:style-name="T4">e-mail: </text:span><text:span text:style-name="T3">gym1576s.mskobr.ru</text:span></text:p>
      <text:p text:style-name="P4"><text:span text:style-name="T3"/></text:p>
      <text:p text:style-name="P5"><text:span text:style-name="T5">Ключевые слова: создание игры </text:span><text:span text:style-name="T6">на pygame</text:span></text:p>
      <text:p text:style-name="P6"><text:span text:style-name="T3">Цель: создать </text:span><text:span text:style-name="T7">интерактивную </text:span><text:span text:style-name="T3">игру </text:span><text:span text:style-name="T6">на pygame </text:span><text:span text:style-name="T7">на двоих</text:span></text:p>
      <text:p text:style-name="P6"><text:span text:style-name="T3">Задачи:</text:span></text:p>
      <text:list xml:id="list1129793851" text:style-name="L1">
        <text:list-item>
          <text:p text:style-name="P7"><text:span text:style-name="T3">Изучить библиотеку pygame </text:span><text:span text:style-name="T6">(мб убрать из названия, тогда в задачах?)</text:span></text:p>
        </text:list-item>
        <text:list-item>
          <text:p text:style-name="P8"><text:span text:style-name="T6">С</text:span><text:span text:style-name="T3">оздать приложение </text:span></text:p>
        </text:list-item>
        <text:list-item>
          <text:p text:style-name="P8"><text:span text:style-name="T3">Получить опыт при работе с библиотеками python</text:span></text:p>
        </text:list-item>
      </text:list>
      <text:p text:style-name="P6"><text:span text:style-name="T3">Гипотеза: ?</text:span></text:p>
      <text:p text:style-name="P6"><text:span text:style-name="T3">(краткое изложение работы)</text:span></text:p>
      <text:p text:style-name="P6"><text:span text:style-name="T3"/></text:p>
      <text:p text:style-name="P5"><text:span text:style-name="T5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dex Sans Text" svg:font-family="'Yandex Sans Text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9:42:04.123668636</meta:creation-date>
    <dc:date>2023-02-16T11:33:26.853523539</dc:date>
    <meta:editing-duration>PT1H2S</meta:editing-duration>
    <meta:editing-cycles>1</meta:editing-cycles>
    <meta:document-statistic meta:table-count="0" meta:image-count="0" meta:object-count="0" meta:page-count="1" meta:paragraph-count="13" meta:word-count="72" meta:character-count="504" meta:non-whitespace-character-count="447"/>
    <meta:generator>LibreOffice/7.3.3.2$Linux_X86_64 LibreOffice_project/30$Build-2</meta:generator>
  </office:meta>
</office:document-meta>
</file>